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3" style:family="paragraph" style:parent-style-name="Standard">
      <style:paragraph-properties style:text-autospace="none"/>
      <style:text-properties fo:font-size="14pt" fo:background-color="#ffff0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ff0000"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 style:text-autospace="none"/>
      <style:text-properties fo:color="#ff0000"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color="#ff0000" fo:font-size="14pt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ff0000" fo:font-size="14pt" fo:font-style="italic" style:font-size-asian="14pt" style:font-style-asian="italic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1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12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</style:style>
    <style:style style:name="P13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fo:font-size="13pt" style:font-size-asian="13pt" style:font-size-complex="13pt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16" style:family="paragraph" style:parent-style-name="Standard" style:list-style-name="WW8Num1">
      <style:paragraph-properties fo:text-align="justify" style:justify-single-word="false"/>
      <style:text-properties fo:font-size="14pt" style:font-size-asian="14pt" style:font-size-complex="14pt"/>
    </style:style>
    <style:style style:name="P17" style:family="paragraph" style:parent-style-name="Standard" style:list-style-name="WW8Num1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18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19" style:family="paragraph" style:parent-style-name="Standard" style:list-style-name="WW8Num1">
      <style:paragraph-properties fo:text-align="justify" style:justify-single-word="false"/>
    </style:style>
    <style:style style:name="P20" style:family="paragraph" style:parent-style-name="Standard">
      <style:paragraph-properties style:text-autospace="none"/>
      <style:text-properties fo:color="#ff0000" fo:font-size="14pt" fo:font-style="italic" style:font-size-asian="14pt" style:font-style-asian="italic" style:font-size-complex="14pt"/>
    </style:style>
    <style:style style:name="P21" style:family="paragraph" style:parent-style-name="Standard">
      <style:paragraph-properties style:text-autospace="none"/>
      <style:text-properties fo:color="#ff0000" fo:font-size="14pt" style:font-size-asian="14pt" style:font-size-complex="14pt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style="italic" style:font-size-asian="14pt" style:font-style-asian="italic" style:font-size-complex="14pt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fo:font-style="italic" style:font-size-asian="14pt" style:font-style-asian="italic" style:font-size-complex="14pt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ff0000" fo:font-size="14pt" fo:font-style="italic" style:font-size-asian="14pt" style:font-style-asian="italic" style:font-size-complex="14pt"/>
    </style:style>
    <style:style style:name="P27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1.27cm" style:auto-text-indent="false"/>
      <style:text-properties fo:font-size="14pt" style:font-size-asian="14pt" style:font-size-complex="14pt"/>
    </style:style>
    <style:style style:name="P29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fo:font-size="14pt" style:font-size-asian="14pt" style:font-size-complex="14pt"/>
    </style:style>
    <style:style style:name="P30" style:family="paragraph" style:parent-style-name="Heading_20_1" style:master-page-name="Standard">
      <style:paragraph-properties fo:margin-left="0cm" fo:margin-right="0cm" fo:margin-top="0cm" fo:margin-bottom="0cm" loext:contextual-spacing="false" fo:text-align="end" style:justify-single-word="false" fo:text-indent="1.251cm" style:auto-text-indent="false" style:page-number="auto"/>
      <style:text-properties style:font-name="Times New Roman" fo:font-size="13pt" fo:font-weight="normal" style:font-size-asian="13pt" style:font-weight-asian="normal" style:font-name-complex="Times New Roman" style:font-size-complex="13pt"/>
    </style:style>
    <style:style style:name="P31" style:family="paragraph" style:parent-style-name="Style4" style:list-style-name="WW8Num1">
      <style:paragraph-properties fo:margin-left="1.27cm" fo:margin-right="0.051cm" fo:margin-top="0.018cm" fo:margin-bottom="0cm" loext:contextual-spacing="false" fo:line-height="100%" fo:orphans="2" fo:widows="2" fo:text-indent="-0.635cm" style:auto-text-indent="fals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language="ru" fo:country="RU" style:font-size-asian="13pt" style:font-size-complex="13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0pt" style:font-size-asian="10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"УТВЕРЖДАЮ"</text:h>
      <text:p text:style-name="P11"/>
      <text:p text:style-name="P13"><text:s text:c="48"/>Первый проректор- </text:p>
      <text:p text:style-name="P13"><text:s text:c="71"/>проректор по научной работе РУДН</text:p>
      <text:p text:style-name="P12"><text:span text:style-name="T1"><text:tab/>доктор </text:span><text:span text:style-name="T2">медицинских</text:span><text:span text:style-name="T1"> наук, профессор</text:span><text:span text:style-name="T2">, член-корр. РАН</text:span></text:p>
      <text:p text:style-name="P12"><text:span text:style-name="T1">__________________ </text:span><text:span text:style-name="T2">А.А. Костин</text:span></text:p>
      <text:p text:style-name="P13">______________________</text:p>
      <text:p text:style-name="P8"/>
      <text:p text:style-name="P8"/>
      <text:p text:style-name="P4"/>
      <text:p text:style-name="P4">ЗАКЛЮЧЕНИЕ</text:p>
      <text:p text:style-name="P15">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(РУДН) на основании решения, принятого на заседании кафедры…</text:p>
      <text:p text:style-name="P6"/>
      <text:p text:style-name="P10"><text:span text:style-name="T4">Диссертация «</text:span><text:span text:style-name="T3">___</text:span><text:span text:style-name="T4">» выполнена на кафедре … факультета. </text:span><text:span text:style-name="T7"><text:tab/></text:span></text:p>
      <text:p text:style-name="P7">Фамилия Имя Отчество … года рождения, гражданин/ка России, в …. году окончил(а) (с отличием) (полное название как в дипломе) по направлению/по специальности (строго по диплому)</text:p>
      <text:p text:style-name="P24">Медики прописывают сроки обучения в интернатуре, ординатуре.</text:p>
      <text:p text:style-name="P10"><text:span text:style-name="T4"><text:s/>С </text:span><text:span text:style-name="T6">дд.мм.гггг</text:span><text:span text:style-name="T4"> по </text:span><text:span text:style-name="T6">дд.мм.гггг</text:span><text:span text:style-name="T4"> обучалась (обучается) в аспирантуре РУДН по программе подготовки научно-педагогических кадров по направлению, соответствующему научной специальности…, по которой подготовлена диссертация.</text:span></text:p>
      <text:p text:style-name="P9">или</text:p>
      <text:p text:style-name="P10"><text:span text:style-name="T4">С </text:span><text:span text:style-name="T6">дд.мм.гггг</text:span><text:span text:style-name="T4"> по </text:span><text:span text:style-name="T6">дд.мм.гггг</text:span><text:span text:style-name="T4"> обучалась (обучается) в аспирантуре РУДН по программе подготовки научно-педагогических кадров по направлению, не соответствующему научной специальности……, по которой подготовлена диссертация.</text:span></text:p>
      <text:p text:style-name="P9">или</text:p>
      <text:p text:style-name="P10"><text:span text:style-name="T4">С </text:span><text:span text:style-name="T6">дд.мм.гггг</text:span><text:span text:style-name="T4"> по </text:span><text:span text:style-name="T6">дд.мм.гггг</text:span><text:span text:style-name="T4"> прикреплен(а) на кафедру … РУДН для подготовки диссертации.</text:span></text:p>
      <text:p text:style-name="P9">или </text:p>
      <text:p text:style-name="P10"><text:span text:style-name="T4">В период подготовки диссертации являлась сотрудником (должность) кафедры...РУДН, где и работает по настоящее время </text:span><text:span text:style-name="T5">(если соискатель работает в той же организации,, где выполнялась работа).</text:span></text:p>
      <text:p text:style-name="P7">В настоящее время работает …</text:p>
      <text:p text:style-name="P9">или </text:p>
      <text:p text:style-name="P7">В настоящее время не работает.</text:p>
      <text:p text:style-name="P7">Документ о сдаче кандидатских экзаменов выдан в 20___ году в (ВУЗ).</text:p>
      <text:p text:style-name="P7"/>
      <text:p text:style-name="P7">Научный руководитель – Фамилия Имя Отчество, ученая степень, ученое звание, должность и место работы.</text:p>
      <text:p text:style-name="P23"><text:soft-page-break/>Тема диссертационного исследования была утверждена на заседании Ученого совета ____факультета РУДН дд.мм.гггг, протокол № _ .</text:p>
      <text:p text:style-name="P25">Если было переутверждение:</text:p>
      <text:p text:style-name="P23">Название темы диссертационного исследования в окончательной редакции было утверждено на заседании Ученого совета ____ факультета РУДН, дд.мм.гггг, протокол № _ .</text:p>
      <text:p text:style-name="P8"/>
      <text:p text:style-name="P23">По итогам обсуждения принято следующее заключение:</text:p>
      <text:list xml:id="list3062295315" text:style-name="WW8Num1">
        <text:list-item>
          <text:p text:style-name="P17">Оценка выполненной соискателем работы. </text:p>
        </text:list-item>
        <text:list-item>
          <text:p text:style-name="P16">Личное участие соискателя в получении результатов, изложенных в диссертации, состоит в:</text:p>
        </text:list-item>
        <text:list-item>
          <text:p text:style-name="P16">Степень достоверности результатов проведенных исследований. </text:p>
        </text:list-item>
        <text:list-item>
          <text:p text:style-name="P16">Новизна результатов проведенных исследований.</text:p>
        </text:list-item>
        <text:list-item>
          <text:p text:style-name="P16">Практическая значимость проведенных исследований.</text:p>
        </text:list-item>
        <text:list-item>
          <text:p text:style-name="P16">Ценность научных работ соискателя.</text:p>
        </text:list-item>
        <text:list-item>
          <text:p text:style-name="P19"><text:span text:style-name="T4">Соответствие</text:span><text:span text:style-name="T3"> пунктам</text:span><text:span text:style-name="T4"> паспорта научной специальности</text:span></text:p>
        </text:list-item>
        <text:list-item>
          <text:p text:style-name="P31"><text:span text:style-name="Font_20_Style14"><text:span text:style-name="T4">Полнота изложения материалов диссертации в работах, опубликованных соискателем.</text:span></text:span></text:p>
        </text:list-item>
      </text:list>
      <text:p text:style-name="P27">Текст диссертации был проверен на использование заимствованного материала без ссылки на авторов и источники заимствования. После исключения всех корректных совпадений иных заимствований не обнаружено.</text:p>
      <text:p text:style-name="P29">Диссертационная работа ___ФИО_в_родительном_падеже___ рекомендуется к публичной защите на соискание ученой степени кандидата _____ наук по специальности(ям) ______.</text:p>
      <text:p text:style-name="P28">Заключение принято на заседании кафедры …</text:p>
      <text:p text:style-name="P28">Присутствовало на заседании ____ чел. </text:p>
      <text:p text:style-name="P28">Результаты голосования: «за» – _____ чел., «против» – ____ чел., «воздержалось» – _____ чел.</text:p>
      <text:p text:style-name="P28">дд.мм.гггг., протокол № ___ .</text:p>
      <text:p text:style-name="P3"/>
      <text:p text:style-name="P3"/>
      <text:p text:style-name="P2">Председательствующий на заседании:</text:p>
      <text:p text:style-name="P2">должность</text:p>
      <text:p text:style-name="P2">доктор _____ наук, профессор <text:tab/><text:tab/><text:tab/> <text:s text:c="27"/><text:tab/>ФИО </text:p>
      <text:p text:style-name="P20">(председательствующий на заседании не может являться научным руководителем соискателя) </text:p>
      <text:p text:style-name="P5"/>
      <text:p text:style-name="P1">Подпись___ удостоверяю.</text:p>
      <text:p text:style-name="P1">Ученый секретарь Ученого совета </text:p>
      <text:p text:style-name="P1">______ факультета РУДН <text:s text:c="67"/>ФИО</text:p>
      <text:p text:style-name="P1"/>
      <text:p text:style-name="P21">Печать факультета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none" fo:country="none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orphans="0" fo:widows="0" fo:keep-with-next="always" style:text-autospace="none"/>
      <style:text-properties fo:color="#000000" fo:font-size="14pt" fo:letter-spacing="-0.012cm" fo:language="none" fo:country="none" fo:font-weight="bold" style:font-size-asian="14pt" style:font-weight-asian="bold" style:font-size-complex="14pt" style:font-weight-complex="bold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Style4" style:family="paragraph" style:parent-style-name="Standard">
      <style:paragraph-properties fo:margin-left="0cm" fo:margin-right="0cm" fo:line-height="0.767cm" fo:text-align="justify" style:justify-single-word="false" fo:orphans="0" fo:widows="0" fo:text-indent="0.702cm" style:auto-text-indent="false" style:text-autospace="non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" style:display-name="Основной текст 2" style:family="paragraph" style:parent-style-name="Standard">
      <style:paragraph-properties fo:line-height="150%" fo:text-align="justify" style:justify-single-word="false"/>
      <style:text-properties fo:font-size="14pt" fo:language="none" fo:country="none" style:font-size-asian="14pt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4pt" fo:letter-spacing="-0.012cm" fo:font-weight="bold" fo:background-color="#ffffff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ont_20_Style14" style:display-name="Font Style14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АЮ</dc:title>
    <dc:subject/>
    <meta:keyword/>
    <meta:initial-creator>Россия</meta:initial-creator>
    <meta:creation-date>2019-02-12T23:25:00</meta:creation-date>
    <dc:date>2025-10-18T13:53:01.615907175</dc:date>
    <meta:print-date>2014-02-12T16:21:00</meta:print-date>
    <meta:editing-cycles>11</meta:editing-cycles>
    <meta:editing-duration>PT52M10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49" meta:word-count="398" meta:character-count="3481" meta:non-whitespace-character-count="2904"/>
  </office:meta>
</office:document-meta>
</file>